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Security Management?</text:p>
          </draw:text-box>
        </draw:frame>
        <draw:frame draw:layer="layout" presentation:class="outline" presentation:style-name="Default-outline1" svg:height="11.049cm" svg:width="22.86cm" svg:x="1.28cm" svg:y="5.31cm">
          <draw:text-box>
            <text:p text:style-name="P1">Provide access to network devices and corporate resources to authorized
individuals.</text:p>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Security Management?</text:p>
          </draw:text-box>
        </draw:frame>
        <draw:frame draw:layer="layout" presentation:class="outline" presentation:style-name="Default-outline1" svg:height="11.049cm" svg:width="22.86cm" svg:x="1.28cm" svg:y="5.31cm">
          <draw:text-box>
            <text:list text:style-name="L2">
              <text:list-item>
                <text:p text:style-name="P3">detect intrusions</text:p>
              </text:list-item>
              <text:list-item>
                <text:p text:style-name="P3">identify culprits</text:p>
              </text:list-item>
              <text:list-item>
                <text:p text:style-name="P3">ease account/password management</text:p>
              </text:list-item>
              <text:list-item>
                <text:p text:style-name="P3">prevent access by untrusted individuals</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ecurity stops people from doing things they want to do:</text:p>
              <text:list text:style-name="L2">
                <text:list-item>
                  <text:p text:style-name="P3">plugging their computer into the network</text:p>
                </text:list-item>
                <text:list-item>
                  <text:p text:style-name="P3">downloading large files, videos and pornography</text:p>
                </text:list-item>
                <text:list-item>
                  <text:p text:style-name="P3">installing unauthorised software on your computers</text:p>
                </text:list-item>
                <text:list-item>
                  <text:p text:style-name="P3">accessing the network without authorization</text:p>
                </text:list-item>
              </text:list>
              <text:p text:style-name="P3">Therefore it's important to sensibly balance security and ease of use,
and to be flexible (willing to change if necessary).</text:p>
              <text:p text:style-name="P3">Sometimes good security makes life hard for legitimate users:</text:p>
              <text:list text:style-name="L2">
                <text:list-item>
                  <text:p text:style-name="P3">having to remember many user accounts and passwords</text:p>
                </text:list-item>
                <text:list-item>
                  <text:p text:style-name="P3">having to use long passwords which are hard to remember</text:p>
                </text:list-item>
                <text:list-item>
                  <text:p text:style-name="P3">having to change their passwords regularly or if compromised</text:p>
                </text:list-item>
                <text:list-item>
                  <text:p text:style-name="P3">not being able to access the network from the Internet</text:p>
                </text:list-item>
                <text:list-item>
                  <text:p text:style-name="P3">not being able to access the network using any socket they want</text:p>
                </text:list-item>
                <text:list-item>
                  <text:p text:style-name="P3">requiring the use of antivirus software that slows their computer down</text:p>
                </text:list-item>
                <text:list-item>
                  <text:p text:style-name="P3">blocking legitimate traffic based on keywords</text:p>
                </text:list-item>
                <text:list-item>
                  <text:p text:style-name="P3">installing security updates regularly creates downtime</text:p>
                </text:list-item>
              </text:list>
              <text:p text:style-name="P3">These can be balanced by improved security technology:</text:p>
              <text:list text:style-name="L2">
                <text:list-item>
                  <text:p text:style-name="P3"><text:span text:style-name="P0">having to remember many user accounts and passwords:</text:span></text:p>
                </text:list-item>
                <text:list-item>
                  <text:list>
                    <text:p text:style-name="P3">provide a directory service integrated with most or all services, such
as RADIUS, LDAP, Active Directory, Kerberos, FreeIPA, Samba4 or GoSa.provide a directory service integrated with most or all services, such
as RADIUS, LDAP, Active Directory, Kerberos, FreeIPA, Samba4 or GoSa.</text:p>
                  </text:list>
                </text:list-item>
                <text:list-item>
                  <text:p text:style-name="P3"><text:span text:style-name="P0">having to use long passwords which are hard to remember:</text:span></text:p>
                </text:list-item>
                <text:list-item>
                  <text:list>
                    <text:p text:style-name="P3">Provide two-factor authentication such as hardware tokens to reduce
password strength and change requirements while maintaining security.Provide two-factor authentication such as hardware tokens to reduce
password strength and change requirements while maintaining security.</text:p>
                  </text:list>
                </text:list-item>
                <text:list-item>
                  <text:p text:style-name="P3"><text:span text:style-name="P0">having to change their passwords regularly or if compromised:</text:span></text:p>
                </text:list-item>
                <text:list-item>
                  <text:list>
                    <text:p text:style-name="P3">provide a directory service as above.provide a directory service as above.</text:p>
                  </text:list>
                </text:list-item>
                <text:list-item>
                  <text:p text:style-name="P3"><text:span text:style-name="P0">not being able to access the network from the Internet:</text:span></text:p>
                </text:list-item>
                <text:list-item>
                  <text:list>
                    <text:p text:style-name="P3">provide a VPN service such as OpenVPN, Cisco IPsec or IPsec/L2TP.provide a VPN service such as OpenVPN, Cisco IPsec or IPsec/L2TP.</text:p>
                  </text:list>
                </text:list-item>
                <text:list-item>
                  <text:p text:style-name="P3"><text:span text:style-name="P0">not being able to access the network using any socket they want:</text:span></text:p>
                </text:list-item>
                <text:list-item>
                  <text:list>
                    <text:p text:style-name="P3">use 802.1x and RADIUS for network authentication instead of
MAC address locking, to maintain identity and access control.use 802.1x and RADIUS for network authentication instead of
MAC address locking, to maintain identity and access control.</text:p>
                  </text:list>
                </text:list-item>
                <text:list-item>
                  <text:p text:style-name="P3"><text:span text:style-name="P0">requiring the use of antivirus software that slows their computer down:</text:span></text:p>
                </text:list-item>
                <text:list-item>
                  <text:list>
                    <text:p text:style-name="P3">choose antivirus software with lower performance impact, or use
systems which are less vulnerable, such as tablets, phones and Linux
machines.choose antivirus software with lower performance impact, or use
systems which are less vulnerable, such as tablets, phones and Linux
machines.</text:p>
                  </text:list>
                </text:list-item>
                <text:list-item>
                  <text:p text:style-name="P3"><text:span text:style-name="P0">blocking legitimate traffic based on keywords:</text:span></text:p>
                </text:list-item>
                <text:list-item>
                  <text:list>
                    <text:p text:style-name="P3">slow down traffic, or monitor and investigate, instead of blocking
traffic outright if it appears to breach acceptable use policy.slow down traffic, or monitor and investigate, instead of blocking
traffic outright if it appears to breach acceptable use policy.</text:p>
                  </text:list>
                </text:list-item>
                <text:list-item>
                  <text:p text:style-name="P3"><text:span text:style-name="P0">installing security updates regularly creates downtime:</text:span></text:p>
                </text:list-item>
                <text:list-item>
                  <text:list>
                    <text:p text:style-name="P3">schedule and automate installation of security updates at quiet times
such as during the night. Test security updates on some canary servers
before applying to others, or using one of a redundant group.schedule and automate installation of security updates at quiet times
such as during the night. Test security updates on some canary servers
before applying to others, or using one of a redundant group.</text:p>
                  </text:list>
                </text:list-item>
              </text:list>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are good security practices?</text:p>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oo many to list! Some examples are:</text:p>
              <text:list text:style-name="L2">
                <text:list-item>
                  <text:p text:style-name="P3">strong passwords, regularly changed, or two-factor authentication</text:p>
                </text:list-item>
                <text:list-item>
                  <text:p text:style-name="P3">single sign on</text:p>
                </text:list-item>
                <text:list-item>
                  <text:p text:style-name="P3">every password has an expiry date</text:p>
                </text:list-item>
                <text:list-item>
                  <text:p text:style-name="P3">monitor attempts to log in using expired accounts</text:p>
                </text:list-item>
                <text:list-item>
                  <text:p text:style-name="P3">run an intrusion detection system and tune it</text:p>
                </text:list-item>
                <text:list-item>
                  <text:p text:style-name="P3">practise penetration testing, security bypass and intrusion response at least
annually</text:p>
                </text:list-item>
                <text:list-item>
                  <text:p text:style-name="P3">monitor web access for unusual/banned sites and protocols</text:p>
                </text:list-item>
                <text:list-item>
                  <text:p text:style-name="P3">encrypt where possible: passwords, disks, emails, backups</text:p>
                </text:list-item>
                <text:list-item>
                  <text:p text:style-name="P3">restrict access to certain IP addresses where possible</text:p>
                </text:list-item>
                <text:list-item>
                  <text:p text:style-name="P3">use VPNs to provide additional protection on public services where possible</text:p>
                </text:list-item>
                <text:list-item>
                  <text:p text:style-name="P3">install security updates regularly, on a schedule</text:p>
                </text:list-item>
                <text:list-item>
                  <text:p text:style-name="P3">monitor security and antivirus status and alert if not updated</text:p>
                </text:list-item>
                <text:list-item>
                  <text:p text:style-name="P3">lock down computers and user accounts to prevent unauthorised software
installation</text:p>
                </text:list-item>
                <text:list-item>
                  <text:p text:style-name="P3">ensure that computers use is always associated with a user account</text:p>
                </text:list-item>
                <text:list-item>
                  <text:p text:style-name="P3">ensure that security protocols are written down and staff trained in them</text:p>
                </text:list-item>
                <text:list-item>
                  <text:p text:style-name="P3">protect yourselves against social engineering and dumpster diving</text:p>
                </text:list-item>
                <text:list-item>
                  <text:p text:style-name="P3">monitor blacklists to alert you if your IP addresses appear on them</text:p>
                </text:list-item>
                <text:list-item>
                  <text:p text:style-name="P3">store system logs, especially security logs, on a write-only server</text:p>
                </text:list-item>
                <text:list-item>
                  <text:p text:style-name="P3">physically secure network equipment, servers, desktops and laptops</text:p>
                </text:list-item>
                <text:list-item>
                  <text:p text:style-name="P3">keep backups of servers and configurations to restore quickly after an
intrusion</text:p>
                </text:list-item>
              </text:list>
            </draw:text-box>
          </draw:frame>
        </presentation:notes>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Accounting Management?</text:p>
          </draw:text-box>
        </draw:frame>
        <draw:frame draw:layer="layout" presentation:class="outline" presentation:style-name="Default-outline1" svg:height="11.049cm" svg:width="22.86cm" svg:x="1.28cm" svg:y="5.31cm">
          <draw:text-box>
            <text:p text:style-name="P1">Usage information of network resources, for:</text:p>
            <text:list text:style-name="L2">
              <text:list-item>
                <text:p text:style-name="P3">detecting and tracing excessive use</text:p>
              </text:list-item>
              <text:list-item>
                <text:p text:style-name="P3">predicting future capacity needs</text:p>
              </text:list-item>
              <text:list-item>
                <text:p text:style-name="P3">auditing and forensics</text:p>
              </text:list-item>
              <text:list-item>
                <text:p text:style-name="P3">billing for usage or enforcing quotas (in some cases)</text:p>
              </text:list-item>
            </text:list>
            <text:p text:style-name="P3">Detecting, tracing, billing and quotas are covered in the Bandwidth
Management unit.</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